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3 k140 Line7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33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03318" calcext:value-type="percentage">
            <text:p>0.33%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272" calcext:value-type="percentage">
            <text:p>0.27%</text:p>
          </table:table-cell>
          <table:table-cell office:value-type="percentage" office:value="-0.00065" calcext:value-type="percentage">
            <text:p>-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-0.0034" calcext:value-type="percentage">
            <text:p>-0.3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824" calcext:value-type="percentage">
            <text:p>0.82%</text:p>
          </table:table-cell>
          <table:table-cell office:value-type="percentage" office:value="0.0142" calcext:value-type="percentage">
            <text:p>1.42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2:17:32.591736301</meta:creation-date>
    <dc:date>2020-04-20T02:32:10.990267754</dc:date>
    <meta:editing-duration>PT3M58S</meta:editing-duration>
    <meta:editing-cycles>2</meta:editing-cycles>
    <meta:generator>LibreOffice/6.3.5.2$Linux_X86_64 LibreOffice_project/30$Build-2</meta:generator>
    <meta:document-statistic meta:table-count="1" meta:cell-count="37" meta:object-count="0"/>
  </office:meta>
</office:document-meta>
</file>